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106.29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53.46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ESP32-epaper-adapter-pan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***,REF***,REF***,REF***</text:p>
          </table:table-cell>
          <table:table-cell office:value-type="string" calcext:value-type="string">
            <text:p>OSHW-Logo_5.7x6mm_Silk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HW-Logo_5.7x6mm_SilkScree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***,REF***,REF***,REF***</text:p>
          </table:table-cell>
          <table:table-cell office:value-type="string" calcext:value-type="string">
            <text:p>KiCad-Logo_6mm_Silk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Cad-Logo_6mm_SilkScre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pcbreflux_lo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breflux_log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,R1,R1,R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,Q1,Q1,Q1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LML6344TRPB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2,D2,D2,D2</text:p>
          </table:table-cell>
          <table:table-cell office:value-type="string" calcext:value-type="string">
            <text:p>sod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(opt 3x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,D1,D1,D1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30SWFILM</text:p>
          </table:table-cell>
          <table:table-cell office:value-type="string" calcext:value-type="string">
            <text:p>(opt 0x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0,C9,C8,C7,C6,C5,C3,C3,C5,C6,C7,C8,C9,C10,C10,C9,C8,C7,C6,C5,C3,C3,C5,C6,C7,C8,C9,C10</text:p>
          </table:table-cell>
          <table:table-cell office:value-type="string" calcext:value-type="string">
            <text:p>c_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u/50V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4,C2,C2,C4,C4,C2,C2,C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/50V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,C1,C1,C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/6V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1,J1,J1,J1</text:p>
          </table:table-cell>
          <table:table-cell office:value-type="string" calcext:value-type="string">
            <text:p>Pin_Header_Straight_1x08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,REF**</text:p>
          </table:table-cell>
          <table:table-cell office:value-type="string" calcext:value-type="string">
            <text:p>Via-0.6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a-0.6m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F**,REF**,REF**,REF**,REF**,REF**,REF**,REF**,REF**,REF**,REF**,REF**,REF**,REF**,REF**,REF**,REF**,REF**,REF**,REF**,REF**,REF**,REF**,REF**</text:p>
          </table:table-cell>
          <table:table-cell office:value-type="string" calcext:value-type="string">
            <text:p>micro_b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_bit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1,L1,L1,L1</text:p>
          </table:table-cell>
          <table:table-cell office:value-type="string" calcext:value-type="string">
            <text:p>inductor_smd_4mmx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(opt 68uH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1,P1,P1,P1</text:p>
          </table:table-cell>
          <table:table-cell office:value-type="string" calcext:value-type="string">
            <text:p>MOLEX_FPC_RCPT_24POS_0_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_FPC_RCPT_24PO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P_35x50mm,CP_35x50mm,CP_35x50mm</text:p>
          </table:table-cell>
          <table:table-cell office:value-type="string" calcext:value-type="string">
            <text:p>CP_35x50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**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SolderWirePad_single_2mmDr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erWirePad_single_2mmDri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9">00.00.0000</text:date>, <text:time style:data-style-name="N2" text:time-value="09:58:07.5965369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9T10:01:00.020335311</dc:date>
    <meta:editing-duration>PT51M49S</meta:editing-duration>
    <meta:editing-cycles>4</meta:editing-cycles>
    <meta:generator>LibreOffice/5.4.2.2$Linux_X86_64 LibreOffice_project/40m0$Build-2</meta:generator>
    <meta:document-statistic meta:table-count="1" meta:cell-count="94" meta:object-count="0"/>
  </office:meta>
</office:document-meta>
</file>